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f189" officeooo:paragraph-rsid="0017f189"/>
    </style:style>
    <style:style style:name="P2" style:family="paragraph" style:parent-style-name="Standard">
      <style:paragraph-properties fo:text-align="start" style:justify-single-word="false"/>
      <style:text-properties officeooo:rsid="0017f189" officeooo:paragraph-rsid="0017f18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7f189" officeooo:paragraph-rsid="0017f18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7f189" officeooo:paragraph-rsid="0017f18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13e3" officeooo:paragraph-rsid="001a13e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13e3" officeooo:paragraph-rsid="001a13e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c9887" officeooo:paragraph-rsid="001c98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17f189" officeooo:paragraph-rsid="0017f18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7f189" officeooo:paragraph-rsid="0017f18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95ee2" officeooo:paragraph-rsid="00195ee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a13e3" officeooo:paragraph-rsid="001a13e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a13e3" officeooo:paragraph-rsid="001a13e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c9887" officeooo:paragraph-rsid="001c9887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1bca80" officeooo:paragraph-rsid="001bca80"/>
    </style:style>
    <style:style style:name="P15" style:family="paragraph" style:parent-style-name="Standard">
      <style:text-properties officeooo:rsid="001e0c01" officeooo:paragraph-rsid="001e0c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5ee2" style:font-weight-asian="normal" style:font-weight-complex="normal"/>
    </style:style>
    <style:style style:name="T4" style:family="text">
      <style:text-properties officeooo:rsid="001aece1"/>
    </style:style>
    <style:style style:name="T5" style:family="text">
      <style:text-properties officeooo:rsid="001bca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y using the Atom and Chrome</text:p>
      <text:p text:style-name="P15">Scuba diving in pool vs the sea. </text:p>
      <text:p text:style-name="P1"/>
      <text:p text:style-name="P1"/>
      <text:p text:style-name="P3">Types of JavaScript</text:p>
      <text:p text:style-name="P1">Inline <text:s/>&amp; <text:s/>File </text:p>
      <text:p text:style-name="P1">Console &amp; DOM</text:p>
      <text:p text:style-name="P1"/>
      <text:p text:style-name="P1"><text:s/>DOM : se </text:p>
      <text:p text:style-name="P1"><text:s/>In Line: console.log("Hello World");</text:p>
      <text:p text:style-name="P1"/>
      <text:p text:style-name="P1"/>
      <text:p text:style-name="P3">GPS factor </text:p>
      <text:p text:style-name="P1">how to get to one place</text:p>
      <text:p text:style-name="P1">we will learn only one way but it can be more</text:p>
      <text:p text:style-name="P1"/>
      <text:p text:style-name="P1"/>
      <text:p text:style-name="P3">Functions <text:span text:style-name="T4">(Basics)</text:span></text:p>
      <text:p text:style-name="P4">Factories</text:p>
      <text:p text:style-name="P14">Name of the function Lower case , verb + noun</text:p>
      <text:p text:style-name="P1">raw materi<text:span text:style-name="T5">al <text:s/>→ Factury → Product</text:span></text:p>
      <text:p text:style-name="P1"/>
      <text:p text:style-name="P1"/>
      <text:p text:style-name="P3">Datatypes: </text:p>
      <text:p text:style-name="P1"><text:span text:style-name="T1">numbers</text:span> = numbers 1, 5.5, NaN</text:p>
      <text:p text:style-name="P1"><text:span text:style-name="T1">strings</text:span> = sequence of charactres;</text:p>
      <text:p text:style-name="P1"><text:span text:style-name="T1">boolean </text:span>= logical data type true or false</text:p>
      <text:p text:style-name="P1"><text:span text:style-name="T1">undefined </text:span>= Data Type of a variable with no value yet. var example1; // undefined</text:p>
      <text:p text:style-name="P1"><text:span text:style-name="T1">Null</text:span> = Also mean non existent. </text:p>
      <text:p text:style-name="P1"/>
      <text:p text:style-name="P1"><text:span text:style-name="T1">arrays </text:span>= []; Numeric packages. </text:p>
      <text:p text:style-name="P1"><text:span text:style-name="T1">objects </text:span>= {}; Named packages.</text:p>
      <text:p text:style-name="P1"><text:s text:c="3"/></text:p>
      <text:p text:style-name="P1"/>
      <text:p text:style-name="P1"/>
      <text:p text:style-name="P8"><text:span text:style-name="T1">Variables </text:span></text:p>
      <text:p text:style-name="P2">dinamic typing = understands what is in the variable and modify it self for it.</text:p>
      <text:p text:style-name="P1"/>
      <text:p text:style-name="P1"><text:span text:style-name="T1">comments</text:span> </text:p>
      <text:p text:style-name="P1">single line <text:s text:c="4"/>// This is a comment. </text:p>
      <text:p text:style-name="P1">multyline: /* start</text:p>
      <text:p text:style-name="P1"><text:tab/> <text:s text:c="8"/>continue</text:p>
      <text:p text:style-name="P1"><text:s text:c="21"/>end */</text:p>
      <text:p text:style-name="P1"/>
      <text:p text:style-name="P3">Alert &amp; Prompt</text:p>
      <text:p text:style-name="P3"/>
      <text:p text:style-name="P3"/>
      <text:p text:style-name="P3"><text:soft-page-break/></text:p>
      <text:p text:style-name="P3"/>
      <text:p text:style-name="P3">Operators</text:p>
      <text:p text:style-name="P9">order of operations : <text:span text:style-name="T3">President, general, Capitan. </text:span></text:p>
      <text:p text:style-name="P10"><text:span text:style-name="T2">Please excuse my dear aunt sally</text:span></text:p>
      <text:p text:style-name="P10"><text:span text:style-name="T2"/></text:p>
      <text:p text:style-name="P11"><text:span text:style-name="T2">age += 1;</text:span></text:p>
      <text:p text:style-name="P4"/>
      <text:p text:style-name="P4"/>
      <text:p text:style-name="P6">Logic </text:p>
      <text:p text:style-name="P5">if</text:p>
      <text:p text:style-name="P5">if else</text:p>
      <text:p text:style-name="P5">else</text:p>
      <text:p text:style-name="P5"/>
      <text:p text:style-name="P6">boolean logic </text:p>
      <text:p text:style-name="P5">&amp;&amp;</text:p>
      <text:p text:style-name="P5">||</text:p>
      <text:p text:style-name="P5">!</text:p>
      <text:p text:style-name="P5"/>
      <text:p text:style-name="P5"/>
      <text:p text:style-name="P12">switch</text:p>
      <text:p text:style-name="P5"/>
      <text:p text:style-name="P7">Arrays</text:p>
      <text:p text:style-name="P13">create</text:p>
      <text:p text:style-name="P13">access </text:p>
      <text:p text:style-name="P13">change</text:p>
      <text:p text:style-name="P13">add [ what kind of values can I put]</text:p>
      <text:p text:style-name="P13"/>
      <text:p text:style-name="P13">Build in Functions:</text:p>
      <text:p text:style-name="P13">push();</text:p>
      <text:p text:style-name="P13">Pop();</text:p>
      <text:p text:style-name="P13">shift();</text:p>
      <text:p text:style-name="P13">unshift();</text:p>
      <text:p text:style-name="P13">indexOf()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3:18:53.609932333</meta:creation-date>
    <dc:date>2017-06-02T15:11:43.738113999</dc:date>
    <meta:editing-duration>PT11M17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2" meta:paragraph-count="55" meta:word-count="200" meta:character-count="1110" meta:non-whitespace-character-count="907"/>
  </office:meta>
</office:document-meta>
</file>